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57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8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9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0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0(2)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Angry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gry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ngry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ngry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ngry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ngry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ngry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ngry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ngry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ngry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oise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oise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s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oise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oise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oise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oise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Angry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s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oise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Angry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oise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oise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ngry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Angry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oise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Angry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Angry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Angry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gry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oise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s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oise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oise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oise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is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oise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Angry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Angry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Angry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Angry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Angry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Angry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Angry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oise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Angry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oise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se</text:p>
          </table:table-cell>
          <table:table-cell table:number-columns-repeated="3"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oise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oise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oise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Angry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oise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s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s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ise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Angry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ise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ise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ise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oise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oise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s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oise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oise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oise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oise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oise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Silence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s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oise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Silence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oise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oise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Silence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Angry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Angry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oise</text:p>
          </table:table-cell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se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oise</text:p>
          </table:table-cell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oise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oise</text:p>
          </table:table-cell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se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oise</text:p>
          </table:table-cell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Angry</text:p>
          </table:table-cell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Angry</text:p>
          </table:table-cell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Angry</text:p>
          </table:table-cell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Angry</text:p>
          </table:table-cell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Angry</text:p>
          </table:table-cell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Angry</text:p>
          </table:table-cell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Angry</text:p>
          </table:table-cell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Angry</text:p>
          </table:table-cell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Angry</text:p>
          </table:table-cell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oise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Nois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5:01:19.176429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6-01-12T16:11:36.858911218</dc:date>
    <meta:editing-duration>PT8H38M45S</meta:editing-duration>
    <meta:editing-cycles>615</meta:editing-cycles>
    <meta:generator>LibreOffice/4.4.6.3$Linux_X86_64 LibreOffice_project/40m0$Build-3</meta:generator>
    <meta:document-statistic meta:table-count="1" meta:cell-count="2338" meta:object-count="0"/>
  </office:meta>
</office:document-meta>
</file>